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0-05-29T04:48:07.24" text:fixed="true">05/29/20</text:date> <text:time style:data-style-name="N43" text:time-value="2020-05-29T04:48:11.23" text:fixed="true">04:48:11 AM</text:time></text:p>
      <text:p text:style-name="Standard"/>
      <text:h text:style-name="Heading_20_1" text:outline-level="1">MongoDB Group By coding</text:h>
      <text:p text:style-name="Standard"/>
      <text:p text:style-name="Standard">I need to know how to perform an SQL-like “Group By” <text:s/>MongoDB query, as this is a “run of the mill” operation that I always need in an RDBMS enviro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9T04:47:27.51</meta:creation-date>
    <meta:generator>OpenOffice/4.1.7$Win32 OpenOffice.org_project/417m1$Build-9800</meta:generator>
    <meta:document-statistic meta:table-count="0" meta:image-count="0" meta:object-count="0" meta:page-count="1" meta:paragraph-count="3" meta:word-count="37" meta:character-count="195"/>
    <dc:date>2020-05-29T04:50:09.75</dc:date>
    <meta:editing-duration>PT2M43S</meta:editing-duration>
    <meta:editing-cycles>1</meta:editing-cycles>
  </office:meta>
</office:document-meta>
</file>